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5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89.89pt"/>
    </style:style>
    <style:style style:name="co4" style:family="table-column">
      <style:table-column-properties fo:break-before="auto" style:column-width="221.56pt"/>
    </style:style>
    <style:style style:name="co5" style:family="table-column">
      <style:table-column-properties fo:break-before="auto" style:column-width="251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57.71pt" fo:break-before="auto" style:use-optimal-row-height="true"/>
    </style:style>
    <style:style style:name="ro4" style:family="table-row">
      <style:table-row-properties style:row-height="91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style:text-position=""/>
    </style:style>
    <style:style style:name="ce7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Problem Statement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. Is average number of cycles rented during working day and non-working day are the same?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. What will be the difference between number of cycles rented during working day and non-working day?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3. Are the average number of cycles rented during different seasons same?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4. Are average number of cycles rented during different weathers same?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5. Are the season and weather dependent w.r.t. cycles rented during the particular weather and season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Sr. No.</text:p>
          </table:table-cell>
          <table:table-cell table:style-name="ce5" office:value-type="string" calcext:value-type="string">
            <text:p>Observation</text:p>
          </table:table-cell>
          <table:table-cell table:style-name="ce5" office:value-type="string" calcext:value-type="string">
            <text:p>Inference</text:p>
          </table:table-cell>
          <table:table-cell table:style-name="ce5" office:value-type="string" calcext:value-type="string">
            <text:p>Action Items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Z-test for working day and non-working day shows p-value significantly greater than 5% level of significance.</text:p>
          </table:table-cell>
          <table:table-cell table:style-name="ce6" office:value-type="string" calcext:value-type="string">
            <text:p>Average number of cycles rented during working and non-working day are similar</text:p>
          </table:table-cell>
          <table:table-cell table:style-name="ce6" office:value-type="string" calcext:value-type="string">
            <text:p>Business should invest same number of resources on non-working day as compared to working day w.r.t. to renting of cycles</text:p>
          </table:table-cell>
          <table:table-cell table:number-columns-repeated="1019"/>
        </table:table-row>
        <table:table-row table:style-name="ro3">
          <table:table-cell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Confidence Interval for mean difference in cycles rented during working and non-working day : [-3, 12]</text:p>
          </table:table-cell>
          <table:table-cell table:style-name="ce6" office:value-type="string" calcext:value-type="string">
            <text:p>In future the difference between number of cycles rented on any working and non-working day would lie somewhere between -3 and 12 both inclusive. As the interval consists of 0, we can conclude that the count would be similar</text:p>
          </table:table-cell>
          <table:table-cell table:style-name="ce6" office:value-type="string" calcext:value-type="string">
            <text:p>Business should try to tweak the cycle fare on non-working day to boost the renting percentage to increase the revenue. Non-working days can be targeted to convert casual customers to registered customers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ANOVA test for season1/2/3/4 calculated and p-value is very very small compared to 5% significance level.</text:p>
          </table:table-cell>
          <table:table-cell table:style-name="ce6" office:value-type="string" calcext:value-type="string">
            <text:p>Average number of cycles rented during season1/2/3/4 are not similar</text:p>
          </table:table-cell>
          <table:table-cell table:style-name="ce6" office:value-type="string" calcext:value-type="string">
            <text:p>Business should re-arrange the resources according to the different seasons to save additional spending on idle resources.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ANOVA test for weather1/2/3/4 calculated and p-valule is very very small compared to 5% significance level.</text:p>
          </table:table-cell>
          <table:table-cell table:style-name="ce6" office:value-type="string" calcext:value-type="string">
            <text:p>Average number of cycles rented during weather1/2/3/4 are not similar</text:p>
          </table:table-cell>
          <table:table-cell table:style-name="ce6" office:value-type="string" calcext:value-type="string">
            <text:p>Business should re-arrange the resources according to the different weathers to save additional spending on idle resources.</text:p>
          </table:table-cell>
          <table:table-cell table:number-columns-repeated="1019"/>
        </table:table-row>
        <table:table-row table:style-name="ro4">
          <table:table-cell/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Chi-Square test calculated to check dependence of weather and season</text:p>
          </table:table-cell>
          <table:table-cell table:style-name="ce6" office:value-type="string" calcext:value-type="string">
            <text:p>Season and weather are dependent on each other when it comes to the number of cycles rented during particular season and weather</text:p>
          </table:table-cell>
          <table:table-cell table:style-name="ce6" office:value-type="string" calcext:value-type="string">
            <text:p>Business needs to redesign the policies/facilities provided to customers as a combination of weather-season dependent pair. This would increase the customer base and raise the revenue. Also, the resources which are invested independently for a particular season or weather can be brought down under a common roof of season-weather combination pair to save additional expenditure on resources.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8">00/00/0000</text:date>, <text:time style:data-style-name="N2" text:time-value="17:30:53.0466740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3T18:11:13.093734299</meta:creation-date>
    <meta:editing-duration>PT1M7S</meta:editing-duration>
    <meta:editing-cycles>2</meta:editing-cycles>
    <meta:generator>LibreOffice/5.1.6.2$Linux_X86_64 LibreOffice_project/10m0$Build-2</meta:generator>
    <dc:date>2022-08-03T18:12:13.312410554</dc:date>
    <meta:document-statistic meta:table-count="1" meta:cell-count="30" meta:object-count="0"/>
  </office:meta>
</office:document-meta>
</file>